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</style:style>
    <style:style style:name="P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9e774" style:text-blinking="false" fo:background-color="transparent"/>
    </style:style>
    <style:style style:name="P6" style:family="paragraph" style:parent-style-name="Text_20_body" style:list-style-name="L1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9e774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9c1c2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a9c75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8431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officeooo:rsid="0029e774"/>
    </style:style>
    <style:style style:name="T9" style:family="text">
      <style:text-properties fo:font-weight="bold" officeooo:rsid="0029e774" style:font-weight-asian="bold" style:font-weight-complex="bold"/>
    </style:style>
    <style:style style:name="T10" style:family="text">
      <style:text-properties style:font-name="Courier New" fo:font-weight="bold" officeooo:rsid="0029e774" style:font-weight-asian="bold" style:font-weight-complex="bold"/>
    </style:style>
    <style:style style:name="T11" style:family="text">
      <style:text-properties style:font-name="Courier New" fo:font-weight="bold" officeooo:rsid="002a22c5" style:font-weight-asian="bold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ctividad</text:span><text:span text:style-name="T3"> </text:span><text:span text:style-name="T7">5</text:span><text:span text:style-name="T6">.</text:span><text:span text:style-name="T7">1</text:span><text:span text:style-name="T3">. </text:span><text:span text:style-name="T7">Envido simple con parámetros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1">Pastilla: </text:span><text:span text:style-name="T2">s</text:span></text:p>
            <text:p text:style-name="P5"><text:span text:style-name="T8">!</text:span></text:p>
          </table:table-cell>
        </table:table-row>
      </table:table>
      <text:p text:style-name="P2"/>
      <text:list xml:id="list3790898109" text:style-name="L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6T16:51:47.498000000</dc:date>
    <meta:editing-duration>PT13M53S</meta:editing-duration>
    <meta:editing-cycles>26</meta:editing-cycles>
    <meta:generator>LibreOffice/6.1.0.3$Windows_X86_64 LibreOffice_project/efb621ed25068d70781dc026f7e9c5187a4decd1</meta:generator>
    <meta:document-statistic meta:table-count="1" meta:image-count="0" meta:object-count="0" meta:page-count="1" meta:paragraph-count="3" meta:word-count="9" meta:character-count="55" meta:non-whitespace-character-count="49"/>
  </office:meta>
</office:document-meta>
</file>